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paragraph-properties fo:text-align="start" style:justify-single-word="false"/>
      <style:text-properties officeooo:paragraph-rsid="000bbd34"/>
    </style:style>
    <style:style style:name="P3" style:family="paragraph" style:parent-style-name="Text_20_body">
      <style:paragraph-properties fo:text-align="center" style:justify-single-word="false"/>
      <style:text-properties officeooo:paragraph-rsid="000bbd34"/>
    </style:style>
    <style:style style:name="P4" style:family="paragraph" style:parent-style-name="Text_20_body">
      <style:paragraph-properties fo:text-align="start" style:justify-single-word="false"/>
      <style:text-properties officeooo:paragraph-rsid="000bbd34"/>
    </style:style>
    <style:style style:name="P5" style:family="paragraph" style:parent-style-name="Footnote">
      <style:paragraph-properties fo:margin-left="0cm" fo:margin-right="0cm" fo:text-indent="0cm" style:auto-text-indent="false"/>
      <style:text-properties officeooo:rsid="0010110d" officeooo:paragraph-rsid="0010110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paragraph-properties fo:text-align="justify" style:justify-single-word="false"/>
      <style:text-properties officeooo:rsid="000bbd34" officeooo:paragraph-rsid="000bbd34"/>
    </style:style>
    <style:style style:name="P42" style:family="paragraph" style:parent-style-name="Text_20_body">
      <style:paragraph-properties fo:text-align="justify" style:justify-single-word="false"/>
      <style:text-properties officeooo:rsid="00135cd3" officeooo:paragraph-rsid="00135cd3"/>
    </style:style>
    <style:style style:name="P43" style:family="paragraph" style:parent-style-name="Text_20_body">
      <style:paragraph-properties fo:text-align="justify" style:justify-single-word="false" style:writing-mode="lr-tb"/>
      <style:text-properties officeooo:rsid="000bbd34" officeooo:paragraph-rsid="00135cd3"/>
    </style:style>
    <style:style style:name="P44" style:family="paragraph" style:parent-style-name="Heading_20_2">
      <style:paragraph-properties fo:text-align="center" style:justify-single-word="false"/>
      <style:text-properties officeooo:rsid="000bbd34" officeooo:paragraph-rsid="000bbd34"/>
    </style:style>
    <style:style style:name="T1" style:family="text">
      <style:text-properties officeooo:rsid="000bc431"/>
    </style:style>
    <style:style style:name="T2" style:family="text">
      <style:text-properties officeooo:rsid="0010110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2">Transaktionsanalyse nach Berne</text:h>
      <text:p text:style-name="P3"/>
      <text:p text:style-name="P43"><text:span text:style-name="T2">Das </text:span>Modell der Transaktionsanalyse <text:span text:style-name="T1">stammt aus dem Bereich der Psychologie und wird von vielen Coaches in der Arbeit mit ihren Klienten angewandt. Der amerikanische Psychologe Eric Berne entwickelte aus Beobachtungen während seiner therapeutischen Sitzungen mit Patienten heraus eine Vorstellung zur menschlichen Persönlichkeit und der Interaktionen zwischen Menschen, welche aus der Persönlichkeit des Einzelnen resultiert</text:span><text:span text:style-name="T1"><text:note text:id="ftn0" text:note-class="footnote"><text:note-citation>1</text:note-citation><text:note-body><text:p text:style-name="P5"><text:s/>Mollbach, Leinweber, Reimann, Mât 2012, S.234</text:p></text:note-body></text:note></text:span><text:span text:style-name="T1">. Dieses Bild der Psyche ermöglicht es, zu verstehen wie Prozesse in psychischen Innenwelt ablaufen und diese Innenwelt mit der Außenwelt kommuniziert. </text:span></text:p>
      <text:p text:style-name="P43"><text:span text:style-name="T1">Die Transaktionsanalyse möchte ein psychologisches Konzept bieten, mit Hilfe dessen Menschen ihre erlebte Realität analysieren, hinterfragen und letztendlich auch verändern können. Die Interpretation und Gestaltung der Wirklichkeitswahrnehmung und des eigenen Lebens soll mittels Kommunikation erfolgen. Ein Modell der Persönlichkeit der Persönlichkeit von Menschen gemeinsam mit einer Beschreibung von Kommunikationsabläufen in unterschiedlichen Zusammenhängen bietet Ansätze zum Beobachten, Analysieren und Verändern der Persönlichkeit. </text:span></text:p>
      <text:p text:style-name="P41"/>
      <text:p text:style-name="P42">Zentraler Gedanke der</text:p>
      <text:p text:style-name="P3"/>
      <text:p text:style-name="P3"/>
      <text:p text:style-name="P2">- eine Vorstellung der menschlichen Psyche ermöglicht es zu verstehen, wie Prozesse der psychischen Innenwelt ablaufen, sowie der Kontakt zwischen Innenwelt und Außenwelt (Grimmer &amp; Neukorn 2009, S.23)</text:p>
      <text:section text:style-name="Sect1" text:name="magicdomid53">
        <text:p text:style-name="Standard"><text:line-break/></text:p>
      </text:section>
      <text:section text:style-name="Sect1" text:name="magicdomid54">
        <text:p text:style-name="Standard">- nur so können die Anforderungen an Führungskräfte und ihre Bedürfnisse verstanden werden und kann der Coach zielführend mit den Personen interagieren</text:p>
      </text:section>
      <text:section text:style-name="Sect1" text:name="magicdomid55">
        <text:p text:style-name="Standard"/>
      </text:section>
      <text:section text:style-name="Sect1" text:name="magicdomid57">
        <text:p text:style-name="Standard"><text:line-break/></text:p>
      </text:section>
      <text:section text:style-name="Sect1" text:name="magicdomid58">
        <text:p text:style-name="Standard">- Berne entwickelte seinen Ansatz aus dem beobachteten Verhalten im therapeutischen Kontext heraus im Gegensatz zu Sigmund Freud in seinem psycho-analytischen Modell des Über-Ich, Ich und Es</text:p>
      </text:section>
      <text:section text:style-name="Sect1" text:name="magicdomid59">
        <text:p text:style-name="Standard"><text:line-break/></text:p>
      </text:section>
      <text:section text:style-name="Sect1" text:name="magicdomid60">
        <text:p text:style-name="Standard">- Freud entwickelte auf Basis seiner Theorie zur menschlichen Psyche Behandlungsmethoden für seine Patienten, während Berne den anderen Weg ging und induktiv aus empirischen Beobachtungen heraus sein Modell erstellte ()</text:p>
      </text:section>
      <text:section text:style-name="Sect1" text:name="magicdomid61">
        <text:p text:style-name="Standard"><text:line-break/></text:p>
      </text:section>
      <text:section text:style-name="Sect1" text:name="magicdomid62">
        <text:p text:style-name="Standard">- mit seinem Ansatz der Transaktionsanalyse beschreibt Berne die psychologische Beschaffenheit des Menschen und wie er aufgrund seiner persönlichen Beschaffenheit mit anderen Personen interagiert</text:p>
      </text:section>
      <text:section text:style-name="Sect1" text:name="magicdomid63">
        <text:p text:style-name="Standard"><text:line-break/></text:p>
      </text:section>
      <text:section text:style-name="Sect1" text:name="magicdomid64">
        <text:p text:style-name="P1"><text:soft-page-break/>Transaktionsmodell nach Berne</text:p>
      </text:section>
      <text:section text:style-name="Sect1" text:name="magicdomid65">
        <text:p text:style-name="Standard"><text:line-break/></text:p>
      </text:section>
      <text:section text:style-name="Sect1" text:name="magicdomid66">
        <text:list xml:id="list865770251418004155" text:style-name="L1">
          <text:list-item>
            <text:p text:style-name="P6">das Transaktionsmodell der menschlichen Psyche versucht durch Kommunikation mit anderen Personen, aber vor allem unbewusst auch mit sich selbst, Möglichkeiten zu geben, die Realitätswahrnehmung zu interpretieren und zu gestalten</text:p>
          </text:list-item>
        </text:list>
      </text:section>
      <text:section text:style-name="Sect1" text:name="magicdomid67">
        <text:list xml:id="list1875080517859290748" text:style-name="L2">
          <text:list-item>
            <text:p text:style-name="P7">durch ein Veränderung der Kommunikation und somit einer anderen Perzeption der Wirklichkeit sollen neue Lebenswege eröffnet werden (Berne 1996, S.8)</text:p>
          </text:list-item>
        </text:list>
      </text:section>
      <text:section text:style-name="Sect1" text:name="magicdomid68">
        <text:list xml:id="list4649807163858983189" text:style-name="L3">
          <text:list-item>
            <text:p text:style-name="P8">Grundlage der Transaktionsanalyse ist ein Modell der menschlichen Persönlichkeit und Kommunikationsabläufen zwischen Menschen in unterschiedlichen Kontexten</text:p>
          </text:list-item>
        </text:list>
      </text:section>
      <text:section text:style-name="Sect1" text:name="magicdomid69">
        <text:list xml:id="list6773171244262892807" text:style-name="L4">
          <text:list-item>
            <text:p text:style-name="P9">die zwischenmenschliche Kommunikation bezeichnet Berne als Transaktionen und zur Entwicklung seiner Theorie hat er diese in Beziehung gesetzt mit inneren Prozessen, von denen ihm Patienten in seinen Therapiesitzungen erzählten (siehe Berne 1996, S.14ff)</text:p>
          </text:list-item>
        </text:list>
      </text:section>
      <text:section text:style-name="Sect1" text:name="magicdomid70">
        <text:list xml:id="list9145682240479497588" text:style-name="L5">
          <text:list-item>
            <text:p text:style-name="P10">eine Transaktion bezeichnet somit einen Austauschprozess, bewusst und unbewusst, zwischen Menschen und ihrer Umwelt - diese Kommunikation kann verbal und nonverbal stattfinden</text:p>
          </text:list-item>
        </text:list>
      </text:section>
      <text:section text:style-name="Sect1" text:name="magicdomid71">
        <text:list xml:id="list9109440409700948268" text:style-name="L6">
          <text:list-item>
            <text:p text:style-name="P11">sich wiederholende Transaktionsmuster, die in einem bestimmten Kontext ablaufen (Beruf/Arbeitsplatz - Kommunikation mit Kollegen / Beziehungsstreitigkeiten) nennt Berne Spiele (Berne 1996, S.20)</text:p>
          </text:list-item>
        </text:list>
      </text:section>
      <text:section text:style-name="Sect1" text:name="magicdomid72">
        <text:list xml:id="list6018718454152523764" text:style-name="L7">
          <text:list-item>
            <text:p text:style-name="P12">bedeutend für die Anwendbarkeit von Bernes Transaktionsmodell für das Coaching von Führungskräften mit dem Ziel, ihnen wieder die Fähigkeiten zu geben, Aufgaben zu lösen und mit anderen Menschen wieder zielgerichtet kommunizieren zu können sind folgende Annahmen, welche sowohl die Transaktionsanalyse als auch alle Coaching-Ansätze allgemein zum Menschen treffen:</text:p>
          </text:list-item>
        </text:list>
      </text:section>
      <text:section text:style-name="Sect1" text:name="magicdomid73">
        <text:list xml:id="list434316611653059130" text:style-name="L8">
          <text:list-item>
            <text:p text:style-name="P13">jeder Mensch ist in der Lage, Probleme zu lösen</text:p>
          </text:list-item>
        </text:list>
      </text:section>
      <text:section text:style-name="Sect1" text:name="magicdomid74">
        <text:list xml:id="list668365757945937082" text:style-name="L9">
          <text:list-item>
            <text:p text:style-name="P14">jeder Mensch ist mit all seinen persönlichen Eigenschaften in seiner Gesamtheit in Ordnung</text:p>
          </text:list-item>
        </text:list>
      </text:section>
      <text:section text:style-name="Sect1" text:name="magicdomid75">
        <text:list xml:id="list2964526379253914291" text:style-name="L10">
          <text:list-item>
            <text:p text:style-name="P15">jeder Mensch ist in der Lage, Verantwortung für seine eigenen Handlungen, sein Leben, und dessen Gestaltung zu übernehmen</text:p>
          </text:list-item>
        </text:list>
      </text:section>
      <text:section text:style-name="Sect1" text:name="magicdomid76">
        <text:list xml:id="list3956099281299061357" text:style-name="L11">
          <text:list-item>
            <text:p text:style-name="P16">er besitzt die Fähigkeit, seine mentalen und emotionalen Vorgänge in seinem Innern, bewusst wahrzunehmen, zu reflektieren und in der Folge auch zu steuern</text:p>
          </text:list-item>
        </text:list>
      </text:section>
      <text:section text:style-name="Sect1" text:name="magicdomid77">
        <text:list xml:id="list3973902020124064041" text:style-name="L12">
          <text:list-item>
            <text:p text:style-name="P17">hierdurch kann er auch seine Handlungen und die resultierenden sozialen Interaktionen steuern, bzw. zumindest beeinflussen</text:p>
          </text:list-item>
        </text:list>
      </text:section>
      <text:section text:style-name="Sect1" text:name="magicdomid78">
        <text:list xml:id="list7571005946629076007" text:style-name="L13">
          <text:list-item>
            <text:p text:style-name="P18">das Transaktionsmodell erachtet jeden Menschen als fähig, sein Leben zu gestalten (und es somit zu verändern)</text:p>
          </text:list-item>
        </text:list>
      </text:section>
      <text:section text:style-name="Sect1" text:name="magicdomid79">
        <text:p text:style-name="Standard"><text:line-break/></text:p>
      </text:section>
      <text:section text:style-name="Sect1" text:name="magicdomid80">
        <text:list xml:id="list865252796144586456" text:style-name="L14">
          <text:list-item>
            <text:p text:style-name="P19">die Transaktionsanalyse identifiziert vier Grundhaltungen, wie ein Mensch sich selbst und andere Personen um ihn herum betrachten kann (Berne 1996, S.8)</text:p>
          </text:list-item>
        </text:list>
      </text:section>
      <text:section text:style-name="Sect1" text:name="magicdomid81">
        <text:list xml:id="list4070839726094407030" text:style-name="L15">
          <text:list-item>
            <text:p text:style-name="P20"><text:soft-page-break/>Ich bin OK - Du bist OK</text:p>
          </text:list-item>
        </text:list>
      </text:section>
      <text:section text:style-name="Sect1" text:name="magicdomid82">
        <text:list xml:id="list283944695004712784" text:style-name="L16">
          <text:list-item>
            <text:p text:style-name="P21">Ich bin OK - Du bist nicht OK</text:p>
          </text:list-item>
        </text:list>
      </text:section>
      <text:section text:style-name="Sect1" text:name="magicdomid83">
        <text:list xml:id="list6307379509156306113" text:style-name="L17">
          <text:list-item>
            <text:p text:style-name="P22">Ich bin nicht OK - Du bist OK</text:p>
          </text:list-item>
        </text:list>
      </text:section>
      <text:section text:style-name="Sect1" text:name="magicdomid84">
        <text:list xml:id="list4793923804642607758" text:style-name="L18">
          <text:list-item>
            <text:p text:style-name="P23">Ich bin nicht OK - Du bist nicht OK</text:p>
          </text:list-item>
        </text:list>
      </text:section>
      <text:section text:style-name="Sect1" text:name="magicdomid85">
        <text:p text:style-name="Standard"><text:line-break/></text:p>
      </text:section>
      <text:section text:style-name="Sect1" text:name="magicdomid86">
        <text:list xml:id="list1928674420041390867" text:style-name="L19">
          <text:list-item>
            <text:p text:style-name="P24">Im Gegensatz zu den anderen Positionen entscheiden sich erwachsene Menschen bewusst für die erste Grundhaltung. Sie beruht nicht auf Gefühlen, sondern ergibt sich rationalen Denkprozessen, wie Überlegungen und Überzeugungen</text:p>
          </text:list-item>
        </text:list>
      </text:section>
      <text:section text:style-name="Sect1" text:name="magicdomid87">
        <text:list xml:id="list3385513289194152151" text:style-name="L20">
          <text:list-item>
            <text:p text:style-name="P25">diese Position drückt aus, dass die Person denkt: </text:p>
          </text:list-item>
        </text:list>
      </text:section>
      <text:section text:style-name="Sect1" text:name="magicdomid88">
        <text:list xml:id="list2991021035768708682" text:style-name="L21">
          <text:list-item>
            <text:p text:style-name="P26">ich und mein Gegenüber sind gleichberechtigt auf dieser Erde und haben das Recht, unsere Anschauungen zu vertreten</text:p>
          </text:list-item>
        </text:list>
      </text:section>
      <text:section text:style-name="Sect1" text:name="magicdomid89">
        <text:list xml:id="list2533667540875147498" text:style-name="L22">
          <text:list-item>
            <text:p text:style-name="P27">ich muss nicht mit allem übereinstimmen, was mein Gegenüber sagt und denkt, aber ich respektiere, sein abweichendes (nicht schadendes) Denken, Verhalten und Fühlen und werte es nicht ab</text:p>
          </text:list-item>
        </text:list>
      </text:section>
      <text:section text:style-name="Sect1" text:name="magicdomid90">
        <text:list xml:id="list2833400232761080413" text:style-name="L23">
          <text:list-item>
            <text:p text:style-name="P28">die Grundhaltungen zwei und drei drücken ein Ungleichgewicht zwischen der eigenen Person und dem Gegenüber aus</text:p>
          </text:list-item>
        </text:list>
      </text:section>
      <text:section text:style-name="Sect1" text:name="magicdomid91">
        <text:list xml:id="list8255450065802364178" text:style-name="L24">
          <text:list-item>
            <text:p text:style-name="P29">in der zweiten Position ist das Ich in Ordnung, jedoch der Gegenüber nicht</text:p>
          </text:list-item>
        </text:list>
      </text:section>
      <text:section text:style-name="Sect1" text:name="magicdomid92">
        <text:list xml:id="list483359961238656841" text:style-name="L25">
          <text:list-item>
            <text:p text:style-name="P30">dieser wird nicht als gleichberechtigt wahrgenommen und entsprechend wird ihmmit Abwertung begegnet</text:p>
          </text:list-item>
        </text:list>
      </text:section>
      <text:section text:style-name="Sect1" text:name="magicdomid93">
        <text:list xml:id="list5660840258251652371" text:style-name="L26">
          <text:list-item>
            <text:p text:style-name="P31">in der Folge bleibt das eigene Ich stets ohne wirkliches, gleichberechtigtes Gegenüber und bleibt somit de facto alleine</text:p>
          </text:list-item>
        </text:list>
      </text:section>
      <text:section text:style-name="Sect1" text:name="magicdomid94">
        <text:list xml:id="list257179719708056977" text:style-name="L27">
          <text:list-item>
            <text:p text:style-name="P32">in der dritten Position ist die Betrachtungsweise genau umgekehrt:</text:p>
          </text:list-item>
        </text:list>
      </text:section>
      <text:section text:style-name="Sect1" text:name="magicdomid95">
        <text:list xml:id="list6664206858173367567" text:style-name="L28">
          <text:list-item>
            <text:p text:style-name="P33">das Ich wird dem Gegenüber als unterlegen wahrgenommen</text:p>
          </text:list-item>
        </text:list>
      </text:section>
      <text:section text:style-name="Sect1" text:name="magicdomid96">
        <text:list xml:id="list7810237123374081393" text:style-name="L29">
          <text:list-item>
            <text:p text:style-name="P34">dies hat zur Folge, dass die Person sich selbst als nicht mehr in der Lage sieht, Probleme zu lösen und mit anderen Menschen zu kommunizieren</text:p>
          </text:list-item>
        </text:list>
      </text:section>
      <text:section text:style-name="Sect1" text:name="magicdomid97">
        <text:p text:style-name="Standard"><text:line-break/></text:p>
      </text:section>
      <text:section text:style-name="Sect1" text:name="magicdomid98">
        <text:list xml:id="list6195049941893746042" text:style-name="L30">
          <text:list-item>
            <text:p text:style-name="P35">in der vierten Grundhaltung ist überhaupt keine Kommunikation zwischen den Menschen mehr möglich</text:p>
          </text:list-item>
        </text:list>
      </text:section>
      <text:section text:style-name="Sect1" text:name="magicdomid99">
        <text:list xml:id="list3323237006030972265" text:style-name="L31">
          <text:list-item>
            <text:p text:style-name="P36">das Ich befindet sich wie im vorherigen Fall in einer defensiven Position und kann mit dem Gegenüber nicht mehr konstruktiv interagieren, da es an Selbstbewusstsein mangelt und somit Überzeugungskraft und Autorität fehlen</text:p>
          </text:list-item>
        </text:list>
      </text:section>
      <text:section text:style-name="Sect1" text:name="magicdomid100">
        <text:list xml:id="list2890597771173399254" text:style-name="L32">
          <text:list-item>
            <text:p text:style-name="P37">weil das Gegenüber zugleich abwertend betrachtet wird, kann das Ich auch keine Ideen, oder sogar Kritik, also die Suggestion oder Aufforderung, die eigene Haltung zu ändern akzeptieren</text:p>
          </text:list-item>
        </text:list>
      </text:section>
      <text:section text:style-name="Sect1" text:name="magicdomid101">
        <text:p text:style-name="Standard"><text:soft-page-break/><text:line-break/></text:p>
      </text:section>
      <text:section text:style-name="Sect1" text:name="magicdomid102">
        <text:list xml:id="list2244174195235331776" text:style-name="L33">
          <text:list-item>
            <text:p text:style-name="P38">Letzte Grundhaltung führt bei Menschen zu einer Totalblokade, die äußerst schwer zu durchbrechen ist</text:p>
          </text:list-item>
        </text:list>
      </text:section>
      <text:section text:style-name="Sect1" text:name="magicdomid103">
        <text:p text:style-name="Standard"><text:line-break/></text:p>
      </text:section>
      <text:section text:style-name="Sect1" text:name="magicdomid104">
        <text:p text:style-name="Standard"><text:line-break/></text:p>
      </text:section>
      <text:section text:style-name="Sect1" text:name="magicdomid105">
        <text:list xml:id="list3473056801303478709" text:style-name="L34">
          <text:list-item>
            <text:p text:style-name="P39">Coaching-Ansätze arbeiten mit Bernes Modell der menschlichen Psyche, da es ihnen hilft, anhand der Strukturierung und Vereinfachung der komplexen Interaktion von Menschen, die Situation von Führungskräften zu analysieren und mögliche Ursachen für die vorhandenen Probleme, das heisst, die Unfähigkeit der gecoachten Person, den beruflichen Anforderungen weiterhin gerecht zu werden, zu identifizieren. (Mât et al., S.246ff)</text:p>
          </text:list-item>
        </text:list>
      </text:section>
      <text:section text:style-name="Sect1" text:name="magicdomid106">
        <text:p text:style-name="Standard"><text:line-break/></text:p>
      </text:section>
      <text:section text:style-name="Sect1" text:name="magicdomid107">
        <text:p text:style-name="Standard"><text:line-break/></text:p>
      </text:section>
      <text:section text:style-name="Sect1" text:name="magicdomid108">
        <text:list xml:id="list5984257372309294330" text:style-name="L35">
          <text:list-item>
            <text:p text:style-name="P40">Zugleich zeigt die Transaktionsanalyse mögliche Wege aus der gegenwärtigen Situation auf, da sie einerseits Veränderungen für möglich erachtet und darüberhinaus auch Konzept an die Hand gibt, was Personen an sich und damit an ihrem Umgang mit ihrer Umwelt ändern müssen</text:p>
          </text:list-item>
        </text:list>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3-08T16:13:48.122522707</meta:creation-date>
    <dc:date>2015-03-10T14:07:51.053327135</dc:date>
    <dc:creator>Pascal Bernhard</dc:creator>
    <meta:editing-duration>PT1H19M24S</meta:editing-duration>
    <meta:editing-cycles>11</meta:editing-cycles>
    <meta:generator>LibreOffice/4.2.6.3$Linux_X86_64 LibreOffice_project/420m0$Build-3</meta:generator>
    <meta:document-statistic meta:table-count="0" meta:image-count="0" meta:object-count="0" meta:page-count="4" meta:paragraph-count="60" meta:word-count="1018" meta:character-count="7203" meta:non-whitespace-character-count="6248"/>
  </office:meta>
</office:document-meta>
</file>